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6e9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6e9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6e9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6e9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6e9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6e9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6e9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6e9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6e9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6e9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6e9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6e9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6e9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6e9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6e9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6e9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6e9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rge Enrique Guzmán Sassone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11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378890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rge Luis Guzmán Velázq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67910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5.9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